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7d9bb" officeooo:paragraph-rsid="0007d9bb"/>
    </style:style>
    <style:style style:name="T1" style:family="text">
      <style:text-properties officeooo:rsid="000515f4"/>
    </style:style>
    <style:style style:name="T2" style:family="text">
      <style:text-properties officeooo:rsid="00059a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For unhosted tenker vi å lage en todelt applikasjon, hvorav den ene er en webapplikasjon, som er ment å kjøre fra brukerens enhet. <text:span text:style-name="T1">Denne kan dersom det er nødvendig connecte til den andre delen av applikasjonen som er en webapi som håndterer informasjonen sentralt. Dette vil la brukerens applikasjon bestemme hvor mye og hva som sendes fra brukerens enhet til den sentrale serveren. Dette baserer seg på SOLID web design prinsippene </text:span><text:span text:style-name="T2">til </text:span><text:a xlink:type="simple" xlink:href="https://solidproject.org/" text:style-name="Internet_20_link" text:visited-style-name="Visited_20_Internet_20_Link"><text:span text:style-name="T2">https://solidproject.org/</text:span></text:a><text:span text:style-name="T2"> </text:span></text:p>
      <text:p text:style-name="Preformatted_20_Text"/>
      <text:p text:style-name="P1">Dette systemet vil dermed bruke såkalte SOLID «pods» til å minimere mengden data som blir sendt fra brukerens enhet. På brukerens enhet kan en lage en permanent session, der en beholder brukernavn, samt en form for passor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nb" fo:country="N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07T13:57:35.293583564</dc:date>
    <meta:editing-duration>PT15M5S</meta:editing-duration>
    <meta:editing-cycles>2</meta:editing-cycles>
    <meta:generator>LibreOffice/24.2.7.2$Linux_X86_64 LibreOffice_project/420$Build-2</meta:generator>
    <meta:document-statistic meta:table-count="0" meta:image-count="0" meta:object-count="0" meta:page-count="1" meta:paragraph-count="2" meta:word-count="110" meta:character-count="688" meta:non-whitespace-character-count="578"/>
  </office:meta>
</office:document-meta>
</file>